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f37726" draw:marker-start-width="0.438cm" draw:marker-end-width="0.438cm" draw:fill="none" draw:fill-color="#729fcf" draw:textarea-horizontal-align="justify" draw:textarea-vertical-align="middle" draw:auto-grow-height="false" fo:min-height="6.128cm" fo:min-width="7.048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f37726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gr4" style:family="graphic" style:parent-style-name="standard">
      <style:graphic-properties draw:stroke="none" svg:stroke-color="#f37726" draw:fill="none" draw:fill-color="#ffffff" fo:min-height="2.118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Latin Modern Math"/>
    </style:style>
    <style:style style:name="P4" style:family="paragraph">
      <loext:graphic-properties draw:fill="none" draw:fill-color="#ffffff"/>
      <style:text-properties fo:color="#f37726" style:font-name="Latin Modern Math" fo:font-size="26pt" style:font-size-asian="26pt" style:font-size-complex="26pt"/>
    </style:style>
    <style:style style:name="T1" style:family="text">
      <style:text-properties style:font-name="Latin Modern Math" fo:font-size="127.800003051758pt" style:font-size-asian="127.800003051758pt" style:font-size-complex="127.800003051758pt"/>
    </style:style>
    <style:style style:name="T2" style:family="text">
      <style:text-properties style:font-name="Latin Modern Math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cm" svg:height="10.39cm" draw:transform="rotate (1.5707963267949) translate (5.796cm 20.194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" draw:text-style-name="P2" draw:layer="layout" svg:x1="15.7cm" svg:y1="17.202cm" svg:x2="15.7cm" svg:y2="11.201cm">
          <text:p/>
        </draw:line>
        <draw:line draw:style-name="gr2" draw:text-style-name="P2" draw:layer="layout" svg:x1="6.048cm" svg:y1="16.773cm" svg:x2="11.245cm" svg:y2="19.774cm">
          <text:p/>
        </draw:line>
        <draw:line draw:style-name="gr2" draw:text-style-name="P2" draw:layer="layout" svg:x1="11.229cm" svg:y1="8.624cm" svg:x2="6.032cm" svg:y2="11.624cm">
          <text:p/>
        </draw:line>
        <draw:frame draw:style-name="gr3" draw:text-style-name="P4" draw:layer="layout" svg:width="8.9cm" svg:height="5cm" svg:x="6.3cm" svg:y="11.2cm">
          <draw:text-box>
            <text:p text:style-name="P3"><text:span text:style-name="T1">QCI</text:span></text:p>
          </draw:text-box>
        </draw:frame>
        <draw:frame draw:style-name="gr4" draw:text-style-name="P4" draw:layer="layout" svg:width="5cm" svg:height="2.368cm" svg:x="8.8cm" svg:y="16.1cm">
          <draw:text-box>
            <text:p text:style-name="P3"><text:span text:style-name="T2">140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22:53:57.237086449</meta:creation-date>
    <dc:date>2020-09-24T23:40:37.801025737</dc:date>
    <meta:editing-duration>PT5M7S</meta:editing-duration>
    <meta:editing-cycles>2</meta:editing-cycles>
    <meta:generator>LibreOffice/6.4.5.2$Linux_X86_64 LibreOffice_project/40$Build-2</meta:generator>
    <meta:document-statistic meta:object-count="6"/>
  </office:meta>
</office:document-meta>
</file>